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Normal" style:family="paragraph">
      <style:paragraph-properties fo:break-before="page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hange the path:-</text:p>
      <text:p text:style-name="Standard">hadoop@pc3-OptiPlex-3090:~$ cd apache-hive-3.1.2-bin</text:p>
      <text:p text:style-name="Standard"/>
      <text:p text:style-name="P2">Start the hadoop:-</text:p>
      <text:p text:style-name="Standard">hadoop@pc3-OptiPlex-3090:~/apache-hive-3.1.2-bin$ start-all.sh</text:p>
      <text:p text:style-name="Standard"/>
      <text:p text:style-name="P3">Start the schema tool:</text:p>
      <text:p text:style-name="Standard">hadoop@pc3-OptiPlex-3090:~/apache-hive-3.1.2-bin$ bin/schematool -initSchema -dbType derby</text:p>
      <text:p text:style-name="Standard"/>
      <text:p text:style-name="P4">Start the Hive:-</text:p>
      <text:p text:style-name="Standard">hadoop@pc3-OptiPlex-3090:~/apache-hive-3.1.2-bin$ hive</text:p>
      <text:p text:style-name="Standard">hive&gt;<text:line-break/></text:p>
      <text:p text:style-name="P5">Create Database:-</text:p>
      <text:p text:style-name="Standard">hive&gt; create database flightdb;</text:p>
      <text:p text:style-name="Standard"/>
      <text:p text:style-name="Standard">hive&gt; show databases;</text:p>
      <text:p text:style-name="Standard">OK</text:p>
      <text:p text:style-name="Standard">default</text:p>
      <text:p text:style-name="Standard">flightdb</text:p>
      <text:p text:style-name="Standard">Time taken: 0.122 seconds, Fetched: 2 row(s)</text:p>
      <text:p text:style-name="Standard"/>
      <text:p text:style-name="Standard">hive&gt; use flightdb;</text:p>
      <text:p text:style-name="Standard"/>
      <text:p text:style-name="P6">Create internal table:-</text:p>
      <text:p text:style-name="Standard">hive&gt; create table flights(</text:p>
      <text:p text:style-name="Standard"><text:s text:c="4"/>&gt; flight_id INT,</text:p>
      <text:p text:style-name="Standard"><text:s text:c="4"/>&gt; airline STRING,</text:p>
      <text:p text:style-name="Standard"><text:s text:c="4"/>&gt; origin STRING,</text:p>
      <text:p text:style-name="Standard"><text:s text:c="4"/>&gt; desti STRING,</text:p>
      <text:p text:style-name="Standard"><text:s text:c="4"/>&gt; dept_date TIMESTAMP,</text:p>
      <text:p text:style-name="Standard"><text:s text:c="4"/>&gt; arriv_date TIMESTAMP,</text:p>
      <text:p text:style-name="Standard"><text:s text:c="4"/>&gt; dua INT</text:p>
      <text:p text:style-name="Standard"><text:s text:c="4"/>&gt; )</text:p>
      <text:p text:style-name="Standard"><text:s text:c="4"/>&gt; ;</text:p>
      <text:p text:style-name="Standard">OK</text:p>
      <text:p text:style-name="Standard">Time taken: 0.404 seconds</text:p>
      <text:p text:style-name="Standard"/>
      <text:p text:style-name="P7">Create external Table:-</text:p>
      <text:p text:style-name="Standard">hive&gt; CREATE EXTERNAL TABLE flight_data (</text:p>
      <text:p text:style-name="Standard"><text:s text:c="4"/>&gt; <text:s text:c="2"/>flight_id INT,</text:p>
      <text:p text:style-name="Standard"><text:s text:c="4"/>&gt; <text:s text:c="2"/>airline_name STRING,</text:p>
      <text:p text:style-name="Standard"><text:s text:c="4"/>&gt; <text:s text:c="2"/>origin STRING,</text:p>
      <text:p text:style-name="Standard"><text:s text:c="4"/>&gt; <text:s text:c="2"/>destination STRING,</text:p>
      <text:p text:style-name="Standard"><text:s text:c="4"/>&gt; <text:s text:c="2"/>departure_date STRING,</text:p>
      <text:p text:style-name="Standard"><text:s text:c="4"/>&gt; <text:s text:c="2"/>arrival_date STRING,</text:p>
      <text:p text:style-name="Standard"><text:s text:c="4"/>&gt; <text:s text:c="2"/>duration INT</text:p>
      <text:p text:style-name="Standard"><text:s text:c="4"/>&gt; )</text:p>
      <text:p text:style-name="Standard"><text:s text:c="4"/>&gt; ROW FORMAT DELIMITED</text:p>
      <text:p text:style-name="Standard"><text:s text:c="4"/>&gt; FIELDS TERMINATED BY ','</text:p>
      <text:p text:style-name="Standard"><text:s text:c="4"/>&gt; STORED AS TEXTFILE</text:p>
      <text:p text:style-name="Standard"><text:s text:c="4"/>&gt; LOCATION '/path/to/flight_data.csv';</text:p>
      <text:soft-page-break/>
      <text:p text:style-name="Standard">OK</text:p>
      <text:p text:style-name="Standard">Time taken: 0.134 seconds</text:p>
      <text:p text:style-name="Standard"/>
      <text:p text:style-name="P8">Load the data in the external table:-</text:p>
      <text:p text:style-name="Standard">hive&gt; load data local inpath'/home/hadoop/flight_data.csv' overwrite into table flight_data;</text:p>
      <text:p text:style-name="Standard">Loading data to table flightdb.flight_data</text:p>
      <text:p text:style-name="Standard">OK</text:p>
      <text:p text:style-name="Standard">Time taken: 0.567 seconds</text:p>
      <text:p text:style-name="Standard"/>
      <text:p text:style-name="Standard">hive&gt; select* from flight_data;</text:p>
      <text:p text:style-name="Standard">OK</text:p>
      <text:p text:style-name="Standard">1<text:tab/>Airline A<text:tab/>New York<text:tab/>Los Angeles<text:tab/>2023-05-16 08:00:00<text:tab/>2023-05-16 11:30:00<text:tab/>210</text:p>
      <text:p text:style-name="Standard">2<text:tab/>Airline B<text:tab/>Chicago<text:tab/>Miami<text:tab/>2023-05-16 09:30:00<text:tab/>2023-05-16 13:15:00<text:tab/>225</text:p>
      <text:p text:style-name="Standard">3<text:tab/>Airline C<text:tab/>San Francisco<text:tab/>Seattle<text:tab/>2023-05-16 12:45:00<text:tab/>2023-05-16 14:30:00<text:tab/>105</text:p>
      <text:p text:style-name="Standard">4<text:tab/>Airline A<text:tab/>Los Angeles<text:tab/>New York<text:tab/>2023-05-16 14:00:00<text:tab/>2023-05-16 22:30:00<text:tab/>510</text:p>
      <text:p text:style-name="Standard">5<text:tab/>Airline D<text:tab/>Miami<text:tab/>Dallas<text:tab/>2023-05-16 15:30:00<text:tab/>2023-05-16 18:15:00<text:tab/>165</text:p>
      <text:p text:style-name="Standard">6<text:tab/>Airline B<text:tab/>Seattle<text:tab/>San Francisco<text:tab/>2023-05-16 18:45:00<text:tab/>2023-05-16 20:30:00<text:tab/>105</text:p>
      <text:p text:style-name="Standard">7<text:tab/>Airline C<text:tab/>Dallas<text:tab/>Chicago<text:tab/>2023-05-16 21:00:00<text:tab/>2023-05-17 00:30:00<text:tab/>210</text:p>
      <text:p text:style-name="Standard">8<text:tab/>Airline A<text:tab/>New York<text:tab/>Paris<text:tab/>2023-05-17 06:30:00<text:tab/>2023-05-17 15:00:00<text:tab/>570</text:p>
      <text:p text:style-name="Standard">9<text:tab/>Airline B<text:tab/>Miami<text:tab/>London<text:tab/>2023-05-17 09:00:00<text:tab/>2023-05-17 17:45:00<text:tab/>525</text:p>
      <text:p text:style-name="Standard">10<text:tab/>Airline C<text:tab/>Seattle<text:tab/>Tokyo<text:tab/>2023-05-17 11:15:00<text:tab/>2023-05-17 17:00:00<text:tab/>345</text:p>
      <text:p text:style-name="Standard">11<text:tab/>Airline A<text:tab/>Los Angeles<text:tab/>Chicago<text:tab/>2023-05-17 13:30:00<text:tab/>2023-05-17 17:15:00<text:tab/>225</text:p>
      <text:p text:style-name="Standard">12<text:tab/>Airline D<text:tab/>Miami<text:tab/>Denver<text:tab/>2023-05-17 16:00:00<text:tab/>2023-05-17 18:30:00<text:tab/>150</text:p>
      <text:p text:style-name="Standard">13<text:tab/>Airline B<text:tab/>San Francisco<text:tab/>Seattle<text:tab/>2023-05-17 19:15:00<text:tab/>2023-05-17 21:00:00<text:tab/>105</text:p>
      <text:p text:style-name="Standard">14<text:tab/>Airline C<text:tab/>Dallas<text:tab/>Miami<text:tab/>2023-05-17 21:30:00<text:tab/>2023-05-18 00:15:00<text:tab/>165</text:p>
      <text:p text:style-name="Standard">15<text:tab/>Airline A<text:tab/>New York<text:tab/>Los Angeles<text:tab/>2023-05-18 06:00:00<text:tab/>2023-05-18 09:30:00<text:tab/>210</text:p>
      <text:p text:style-name="Standard">16<text:tab/>Airline B<text:tab/>Chicago<text:tab/>Miami<text:tab/>2023-05-18 07:30:00<text:tab/>2023-05-18 11:15:00<text:tab/>225</text:p>
      <text:p text:style-name="Standard">17<text:tab/>Airline C<text:tab/>San Francisco<text:tab/>Seattle<text:tab/>2023-05-18 10:45:00<text:tab/>2023-05-18 12:30:00<text:tab/>105</text:p>
      <text:p text:style-name="Standard">18<text:tab/>Airline A<text:tab/>Los Angeles<text:tab/>New York<text:tab/>2023-05-18 12:00:00<text:tab/>2023-05-18 20:30:00<text:tab/>510</text:p>
      <text:p text:style-name="Standard">19<text:tab/>Airline D<text:tab/>Miami<text:tab/>Dallas<text:tab/>2023-05-18 13:30:00<text:tab/>2023-05-18 16<text:tab/>NULL</text:p>
      <text:p text:style-name="Standard">NULL<text:tab/>NULL<text:tab/>NULL<text:tab/>NULL<text:tab/>NULL<text:tab/>NULL<text:tab/>NULL</text:p>
      <text:p text:style-name="Standard">Time taken: 0.132 seconds, Fetched: 20 row(s)</text:p>
      <text:p text:style-name="Standard"/>
      <text:p text:style-name="Standard">Insert new value in table:-</text:p>
      <text:p text:style-name="Standard">hive&gt; INSERT INTO flight_data (flight_id, airline_name, origin, destination, departure_date, arrival_date, duration)</text:p>
      <text:p text:style-name="Standard"><text:s text:c="4"/>&gt; VALUES (151, 'Airline D', 'pune', 'mumbai', '2023-05-21 16:30:00', '2023-05-21 18:00:00', 90);</text:p>
      <text:p text:style-name="Standard">Query ID = hadoop_20230516110201_55e4a446-1338-4488-a1d3-5c6ac5abc727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84209435996_0004, Tracking URL = http://pc3-OptiPlex-3090:8088/proxy/application_1684209435996_0004/</text:p>
      <text:p text:style-name="Standard">Kill Command = /home/hadoop/hadoop/bin/mapred job <text:s/>-kill job_1684209435996_0004</text:p>
      <text:p text:style-name="Standard">Hadoop job information for Stage-1: number of mappers: 1; number of reducers: 1</text:p>
      <text:p text:style-name="Standard">2023-05-16 11:02:12,159 Stage-1 map = 0%, <text:s/>reduce = 0%</text:p>
      <text:soft-page-break/>
      <text:p text:style-name="Standard">2023-05-16 11:02:18,796 Stage-1 map = 100%, <text:s/>reduce = 0%, Cumulative CPU 2.25 sec</text:p>
      <text:p text:style-name="Standard">2023-05-16 11:02:22,885 Stage-1 map = 100%, <text:s/>reduce = 100%, Cumulative CPU 3.9 sec</text:p>
      <text:p text:style-name="Standard">MapReduce Total cumulative CPU time: 3 seconds 900 msec</text:p>
      <text:p text:style-name="Standard">Ended Job = job_1684209435996_0004</text:p>
      <text:p text:style-name="Standard">Stage-4 is selected by condition resolver.</text:p>
      <text:p text:style-name="Standard">Stage-3 is filtered out by condition resolver.</text:p>
      <text:p text:style-name="Standard">Stage-5 is filtered out by condition resolver.</text:p>
      <text:p text:style-name="Standard">Moving data to directory hdfs://localhost:9000/path/to/flight_data.csv/.hive-staging_hive_2023-05-16_11-02-01_712_470631310311934157-1/-ext-10000</text:p>
      <text:p text:style-name="Standard">Loading data to table flightdb.flight_data</text:p>
      <text:p text:style-name="Standard">MapReduce Jobs Launched:</text:p>
      <text:p text:style-name="Standard">Stage-Stage-1: Map: 1 <text:s/>Reduce: 1 <text:s text:c="2"/>Cumulative CPU: 3.9 sec <text:s text:c="2"/>HDFS Read: 21509 HDFS Write: 482 SUCCESS</text:p>
      <text:p text:style-name="Standard">Total MapReduce CPU Time Spent: 3 seconds 900 msec</text:p>
      <text:p text:style-name="Standard">OK</text:p>
      <text:p text:style-name="Standard">Time taken: 24.005 seconds</text:p>
      <text:p text:style-name="Standard"/>
      <text:p text:style-name="Standard">hive&gt; select * from flight_data;</text:p>
      <text:p text:style-name="Standard">OK</text:p>
      <text:p text:style-name="Standard">181<text:tab/>Airline D<text:tab/>pune<text:tab/>mumbai<text:tab/>2023-05-21 16:30:00<text:tab/>2023-05-21 18:00:00<text:tab/>90<text:tab/>NULL</text:p>
      <text:p text:style-name="Standard">1<text:tab/>Airline A<text:tab/>New York<text:tab/>Los Angeles<text:tab/>2023-05-16 08:00:00<text:tab/>2023-05-16 11:30:00<text:tab/>210</text:p>
      <text:p text:style-name="Standard">2<text:tab/>Airline B<text:tab/>Chicago<text:tab/>Miami<text:tab/>2023-05-16 09:30:00<text:tab/>2023-05-16 13:15:00<text:tab/>225</text:p>
      <text:p text:style-name="Standard">3<text:tab/>Airline C<text:tab/>San Francisco<text:tab/>Seattle<text:tab/>2023-05-16 12:45:00<text:tab/>2023-05-16 14:30:00<text:tab/>105</text:p>
      <text:p text:style-name="Standard">4<text:tab/>Airline A<text:tab/>Los Angeles<text:tab/>New York<text:tab/>2023-05-16 14:00:00<text:tab/>2023-05-16 22:30:00<text:tab/>510</text:p>
      <text:p text:style-name="Standard">5<text:tab/>Airline D<text:tab/>Miami<text:tab/>Dallas<text:tab/>2023-05-16 15:30:00<text:tab/>2023-05-16 18:15:00<text:tab/>165</text:p>
      <text:p text:style-name="Standard">6<text:tab/>Airline B<text:tab/>Seattle<text:tab/>San Francisco<text:tab/>2023-05-16 18:45:00<text:tab/>2023-05-16 20:30:00<text:tab/>105</text:p>
      <text:p text:style-name="Standard">7<text:tab/>Airline C<text:tab/>Dallas<text:tab/>Chicago<text:tab/>2023-05-16 21:00:00<text:tab/>2023-05-17 00:30:00<text:tab/>210</text:p>
      <text:p text:style-name="Standard">8<text:tab/>Airline A<text:tab/>New York<text:tab/>Paris<text:tab/>2023-05-17 06:30:00<text:tab/>2023-05-17 15:00:00<text:tab/>570</text:p>
      <text:p text:style-name="Standard">9<text:tab/>Airline B<text:tab/>Miami<text:tab/>London<text:tab/>2023-05-17 09:00:00<text:tab/>2023-05-17 17:45:00<text:tab/>525</text:p>
      <text:p text:style-name="Standard">10<text:tab/>Airline C<text:tab/>Seattle<text:tab/>Tokyo<text:tab/>2023-05-17 11:15:00<text:tab/>2023-05-17 17:00:00<text:tab/>345</text:p>
      <text:p text:style-name="Standard">11<text:tab/>Airline A<text:tab/>Los Angeles<text:tab/>Chicago<text:tab/>2023-05-17 13:30:00<text:tab/>2023-05-17 17:15:00<text:tab/>225</text:p>
      <text:p text:style-name="Standard">12<text:tab/>Airline D<text:tab/>Miami<text:tab/>Denver<text:tab/>2023-05-17 16:00:00<text:tab/>2023-05-17 18:30:00<text:tab/>150</text:p>
      <text:p text:style-name="Standard">13<text:tab/>Airline B<text:tab/>San Francisco<text:tab/>Seattle<text:tab/>2023-05-17 19:15:00<text:tab/>2023-05-17 21:00:00<text:tab/>105</text:p>
      <text:p text:style-name="Standard">14<text:tab/>Airline C<text:tab/>Dallas<text:tab/>Miami<text:tab/>2023-05-17 21:30:00<text:tab/>2023-05-18 00:15:00<text:tab/>165</text:p>
      <text:p text:style-name="Standard">15<text:tab/>Airline A<text:tab/>New York<text:tab/>Los Angeles<text:tab/>2023-05-18 06:00:00<text:tab/>2023-05-18 09:30:00<text:tab/>210</text:p>
      <text:p text:style-name="Standard">16<text:tab/>Airline B<text:tab/>Chicago<text:tab/>Miami<text:tab/>2023-05-18 07:30:00<text:tab/>2023-05-18 11:15:00<text:tab/>225</text:p>
      <text:p text:style-name="Standard">17<text:tab/>Airline C<text:tab/>San Francisco<text:tab/>Seattle<text:tab/>2023-05-18 10:45:00<text:tab/>2023-05-18 12:30:00<text:tab/>105</text:p>
      <text:p text:style-name="Standard">18<text:tab/>Airline A<text:tab/>Los Angeles<text:tab/>New York<text:tab/>2023-05-18 12:00:00<text:tab/>2023-05-18 20:30:00<text:tab/>510</text:p>
      <text:p text:style-name="Standard">19<text:tab/>Airline D<text:tab/>Miami<text:tab/>Dallas<text:tab/>2023-05-18 13:30:00<text:tab/>2023-05-18 16<text:tab/>NULL</text:p>
      <text:p text:style-name="Standard">NULL<text:tab/>NULL<text:tab/>NULL<text:tab/>NULL<text:tab/>NULL<text:tab/>NULL<text:tab/>NULL</text:p>
      <text:p text:style-name="Standard"/>
      <text:p text:style-name="Standard"/>
      <text:p text:style-name="P9">Alter table :-</text:p>
      <text:p text:style-name="Standard">hive&gt; ALTER TABLE flight_data</text:p>
      <text:p text:style-name="Standard"><text:s text:c="4"/>&gt; REPLACE COLUMNS (</text:p>
      <text:p text:style-name="Standard"><text:s text:c="4"/>&gt; <text:s text:c="2"/>flight_id INT,</text:p>
      <text:p text:style-name="Standard"><text:s text:c="4"/>&gt; <text:s text:c="2"/>airline_name STRING,</text:p>
      <text:p text:style-name="Standard"><text:s text:c="4"/>&gt; <text:s text:c="2"/>origin STRING,</text:p>
      <text:p text:style-name="Standard"><text:s text:c="4"/>&gt; <text:s text:c="2"/>destination STRING,</text:p>
      <text:p text:style-name="Standard"><text:s text:c="4"/>&gt; <text:s text:c="2"/>departure_date STRING,</text:p>
      <text:p text:style-name="Standard"><text:s text:c="4"/>&gt; <text:s text:c="2"/>arrival_date STRING,</text:p>
      <text:soft-page-break/>
      <text:p text:style-name="Standard"><text:s text:c="4"/>&gt; <text:s text:c="2"/>duration INT,</text:p>
      <text:p text:style-name="Standard"><text:s text:c="4"/>&gt; <text:s text:c="2"/>passenger_count INT</text:p>
      <text:p text:style-name="Standard"><text:s text:c="4"/>&gt; );</text:p>
      <text:p text:style-name="Standard">OK</text:p>
      <text:p text:style-name="Standard">Time taken: 0.627 seconds</text:p>
      <text:p text:style-name="Standard"/>
      <text:p text:style-name="Standard">hive&gt; describe flight_data;</text:p>
      <text:p text:style-name="Standard">OK</text:p>
      <text:p text:style-name="Standard">flight_id <text:s text:c="10"/><text:tab/>int <text:s text:c="16"/><text:tab/><text:s text:c="20"/></text:p>
      <text:p text:style-name="Standard">airline_name <text:s text:c="7"/><text:tab/>string <text:s text:c="13"/><text:tab/><text:s text:c="20"/></text:p>
      <text:p text:style-name="Standard">origin <text:s text:c="13"/><text:tab/>string <text:s text:c="13"/><text:tab/><text:s text:c="20"/></text:p>
      <text:p text:style-name="Standard">destination <text:s text:c="8"/><text:tab/>string <text:s text:c="13"/><text:tab/><text:s text:c="20"/></text:p>
      <text:p text:style-name="Standard">departure_date <text:s text:c="5"/><text:tab/>string <text:s text:c="13"/><text:tab/><text:s text:c="20"/></text:p>
      <text:p text:style-name="Standard">arrival_date <text:s text:c="7"/><text:tab/>string <text:s text:c="13"/><text:tab/><text:s text:c="20"/></text:p>
      <text:p text:style-name="Standard">duration <text:s text:c="11"/><text:tab/>int <text:s text:c="16"/><text:tab/><text:s text:c="20"/></text:p>
      <text:p text:style-name="Standard">passenger_count <text:s text:c="4"/><text:tab/>int <text:s text:c="16"/><text:tab/><text:s text:c="20"/></text:p>
      <text:p text:style-name="Standard">Time taken: 0.053 seconds, Fetched: 8 row(s)</text:p>
      <text:p text:style-name="Standard"/>
      <text:p text:style-name="Standard">hive&gt; SELECT AVG(unix_timestamp(departure_date, 'yyyy-MM-dd HH:mm:ss')) AS average_departure_time</text:p>
      <text:p text:style-name="Standard"><text:s text:c="4"/>&gt; from flight_data;</text:p>
      <text:p text:style-name="Standard"/>
      <text:p text:style-name="Standard">Query ID = hadoop_20230518101324_07657b44-fcc3-471a-8b0d-f988f5923d49</text:p>
      <text:p text:style-name="Standard">Total jobs = 1</text:p>
      <text:p text:style-name="Standard">Launching Job 1 out of 1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 set a constant number of reducers:</text:p>
      <text:p text:style-name="Standard"><text:s text:c="2"/>set mapreduce.job.reduces=&lt;number&gt;</text:p>
      <text:p text:style-name="Standard">Starting Job = job_1684383260806_0001, Tracking URL = http://pc3-OptiPlex-3090:8088/proxy/application_1684383260806_0001/</text:p>
      <text:p text:style-name="Standard">Kill Command = /home/hadoop/hadoop/bin/mapred job <text:s/>-kill job_1684383260806_0001</text:p>
      <text:p text:style-name="Standard">Hadoop job information for Stage-1: number of mappers: 1; number of reducers: 1</text:p>
      <text:p text:style-name="Standard">2023-05-18 10:13:31,522 Stage-1 map = 0%, <text:s/>reduce = 0%</text:p>
      <text:p text:style-name="Standard">2023-05-18 10:13:35,641 Stage-1 map = 100%, <text:s/>reduce = 0%, Cumulative CPU 1.79 sec</text:p>
      <text:p text:style-name="Standard">2023-05-18 10:13:39,761 Stage-1 map = 100%, <text:s/>reduce = 100%, Cumulative CPU 3.98 sec</text:p>
      <text:p text:style-name="Standard">MapReduce Total cumulative CPU time: 3 seconds 980 msec</text:p>
      <text:p text:style-name="Standard">Ended Job = job_1684383260806_0001</text:p>
      <text:p text:style-name="Standard">MapReduce Jobs Launched:</text:p>
      <text:p text:style-name="Standard">Stage-Stage-1: Map: 1 <text:s/>Reduce: 1 <text:s text:c="2"/>Cumulative CPU: 3.98 sec <text:s text:c="2"/>HDFS Read: 17840 HDFS Write: 113 SUCCESS</text:p>
      <text:p text:style-name="Standard">Total MapReduce CPU Time Spent: 3 seconds 980 msec</text:p>
      <text:p text:style-name="Standard">OK</text:p>
      <text:p text:style-name="Standard">1.684337535E9</text:p>
      <text:p text:style-name="Standard">Time taken: 16.777 seconds, Fetched: 1 row(s)</text:p>
      <text:p text:style-name="P10"/>
      <text:soft-page-break/>
      <text:p text:style-name="P11">Join Command</text:p>
      <text:p text:style-name="Standard"/>
      <text:p text:style-name="P12">FIRST CREATE orders TABLE USING customer_id SAME AS flight_id</text:p>
      <text:p text:style-name="Standard"/>
      <text:p text:style-name="Standard">hive&gt; select c.flight_id, c.airline_name from flight_data c left outer join orders o on (c.flight_id=o.CUSTOMER_ID);</text:p>
      <text:p text:style-name="Standard">Query ID = hadoop_20230517114450_b10c2f97-bad8-4d3d-806c-7f59df30d064</text:p>
      <text:p text:style-name="Standard">Total jobs = 1</text:p>
      <text:p text:style-name="Standard">SLF4J: Found binding in [jar:file:/home/hadoop/apache-hive-3.1.2-bin/lib/log4j-slf4j-impl-2.10.0.jar!/org/slf4j/impl/StaticLoggerBinder.class]</text:p>
      <text:p text:style-name="Standard">SLF4J: Found binding in [jar:file:/home/hadoop/hadoop/share/hadoop/common/lib/slf4j-reload4j-1.7.36.jar!/org/slf4j/impl/StaticLoggerBinder.class]</text:p>
      <text:p text:style-name="Standard">SLF4J: See http://www.slf4j.org/codes.html#multiple_bindings for an explanation.</text:p>
      <text:p text:style-name="Standard">2023-05-17 11:44:54<text:tab/>Uploaded 1 File to: file:/tmp/mydir/eaa640a8-b2b3-44f8-9ddf-3f1beb099d45/hive_2023-05-17_11-44-50_730_976867710672246115-1/-local-10004/HashTable-Stage-3/MapJoin-mapfile11--.hashtable (296 bytes)</text:p>
      <text:p text:style-name="Standard">Execution completed successfully</text:p>
      <text:p text:style-name="Standard">MapredLocal task succeeded</text:p>
      <text:p text:style-name="Standard">Launching Job 1 out of 1</text:p>
      <text:p text:style-name="Standard">Number of reduce tasks is set to 0 since there's no reduce operator</text:p>
      <text:p text:style-name="Standard">Starting Job = job_1684294777372_0008, Tracking URL = http://pc3-OptiPlex-3090:8088/proxy/application_1684294777372_0008/</text:p>
      <text:p text:style-name="Standard">Kill Command = /home/hadoop/hadoop/bin/mapred job <text:s/>-kill job_1684294777372_0008</text:p>
      <text:p text:style-name="Standard">Hadoop job information for Stage-3: number of mappers: 1; number of reducers: 0</text:p>
      <text:p text:style-name="Standard">2023-05-17 11:45:01,293 Stage-3 map = 0%, <text:s/>reduce = 0%</text:p>
      <text:p text:style-name="Standard">2023-05-17 11:45:06,401 Stage-3 map = 100%, <text:s/>reduce = 0%, Cumulative CPU 2.0 sec</text:p>
      <text:p text:style-name="Standard">MapReduce Total cumulative CPU time: 2 seconds 0 msec</text:p>
      <text:p text:style-name="Standard">Ended Job = job_1684294777372_0008</text:p>
      <text:p text:style-name="Standard">MapReduce Jobs Launched:</text:p>
      <text:p text:style-name="Standard">Stage-Stage-3: Map: 1 <text:s text:c="2"/>Cumulative CPU: 2.0 sec <text:s text:c="2"/>HDFS Read: 10771 HDFS Write: 597 SUCCESS</text:p>
      <text:p text:style-name="Standard">Total MapReduce CPU Time Spent: 2 seconds 0 msec</text:p>
      <text:p text:style-name="Standard">OK</text:p>
      <text:p text:style-name="Standard">151<text:tab/>Airline D</text:p>
      <text:p text:style-name="Standard">1<text:tab/>Airline A</text:p>
      <text:p text:style-name="Standard">2<text:tab/>Airline B</text:p>
      <text:p text:style-name="Standard">3<text:tab/>Airline C</text:p>
      <text:p text:style-name="Standard">4<text:tab/>Airline A</text:p>
      <text:p text:style-name="Standard">5<text:tab/>Airline D</text:p>
      <text:p text:style-name="Standard">6<text:tab/>Airline B</text:p>
      <text:p text:style-name="Standard">7<text:tab/>Airline C</text:p>
      <text:p text:style-name="Standard">8<text:tab/>Airline A</text:p>
      <text:p text:style-name="Standard">9<text:tab/>Airline B</text:p>
      <text:p text:style-name="Standard">10<text:tab/>Airline C</text:p>
      <text:p text:style-name="Standard">11<text:tab/>Airline A</text:p>
      <text:p text:style-name="Standard">12<text:tab/>Airline D</text:p>
      <text:p text:style-name="Standard">13<text:tab/>Airline B</text:p>
      <text:p text:style-name="Standard">14<text:tab/>Airline C</text:p>
      <text:p text:style-name="Standard">15<text:tab/>Airline A</text:p>
      <text:p text:style-name="Standard">16<text:tab/>Airline B</text:p>
      <text:p text:style-name="Standard">17<text:tab/>Airline C</text:p>
      <text:p text:style-name="Standard">18<text:tab/>Airline A</text:p>
      <text:soft-page-break/>
      <text:p text:style-name="Standard">19<text:tab/>Airline D</text:p>
      <text:p text:style-name="Standard">NULL<text:tab/>NULL</text:p>
      <text:p text:style-name="Standard">Time taken: 16.771 seconds, Fetched: 21 row(s)</text:p>
      <text:p text:style-name="Standard"/>
      <text:p text:style-name="P13">Drop table :-</text:p>
      <text:p text:style-name="Standard">hive&gt; drop table flights;</text:p>
      <text:p text:style-name="Standard">OK</text:p>
      <text:p text:style-name="Standard">Time taken: 0.635 seconds</text:p>
      <text:p text:style-name="Standard"/>
      <text:p text:style-name="Standard">hive&gt; show tables;</text:p>
      <text:p text:style-name="Standard">OK</text:p>
      <text:p text:style-name="Standard">flight_data</text:p>
      <text:p text:style-name="Standard">flights_n</text:p>
      <text:p text:style-name="Standard">Time taken: 0.017 seconds, Fetched: 2 row(s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w Elite</dc:creator>
    <meta:creation-date>2023-05-16T11:21:00Z</meta:creation-date>
    <dc:date>2023-05-30T16:56:00Z</dc:date>
    <meta:template xlink:href="Normal.dotm" xlink:type="simple"/>
    <meta:editing-cycles>3</meta:editing-cycles>
    <meta:editing-duration>PT1440S</meta:editing-duration>
    <meta:document-statistic meta:page-count="6" meta:paragraph-count="21" meta:word-count="1602" meta:character-count="10715" meta:row-count="76" meta:non-whitespace-character-count="9134"/>
  </office:meta>
</office:document-meta>
</file>